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8" table:default-cell-style-name="Default"/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SNN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lif2.spike</text:p>
          </table:table-cell>
          <table:table-cell office:value-type="string" calcext:value-type="string">
            <text:p>fc1.weight</text:p>
          </table:table-cell>
          <table:table-cell/>
          <table:table-cell office:value-type="string" calcext:value-type="string">
            <text:p>conv2.weight</text:p>
          </table:table-cell>
          <table:table-cell office:value-type="string" calcext:value-type="string">
            <text:p>lif1.spike</text:p>
          </table:table-cell>
          <table:table-cell office:value-type="string" calcext:value-type="string">
            <text:p>lif1.potential</text:p>
          </table:table-cell>
          <table:table-cell office:value-type="string" calcext:value-type="string">
            <text:p>conv1.weight</text:p>
          </table:table-cell>
          <table:table-cell office:value-type="string" calcext:value-type="string">
            <text:p>lif1.threshold</text:p>
          </table:table-cell>
          <table:table-cell office:value-type="string" calcext:value-type="string">
            <text:p>lif2.potential</text:p>
          </table:table-cell>
          <table:table-cell office:value-type="string" calcext:value-type="string">
            <text:p>lif1.beta</text:p>
          </table:table-cell>
          <table:table-cell office:value-type="string" calcext:value-type="string">
            <text:p>lif3.potential</text:p>
          </table:table-cell>
          <table:table-cell office:value-type="string" calcext:value-type="string">
            <text:p>conv1.bias</text:p>
          </table:table-cell>
          <table:table-cell office:value-type="string" calcext:value-type="string">
            <text:p>conv2.bias</text:p>
          </table:table-cell>
          <table:table-cell office:value-type="string" calcext:value-type="string">
            <text:p>lif3.spike</text:p>
          </table:table-cell>
          <table:table-cell office:value-type="string" calcext:value-type="string">
            <text:p>fc1.bias</text:p>
          </table:table-cell>
          <table:table-cell office:value-type="string" calcext:value-type="string">
            <text:p>lif2.threshold</text:p>
          </table:table-cell>
          <table:table-cell office:value-type="string" calcext:value-type="string">
            <text:p>lif3.threshold</text:p>
          </table:table-cell>
          <table:table-cell office:value-type="string" calcext:value-type="string">
            <text:p>lif3.beta</text:p>
          </table:table-cell>
          <table:table-cell office:value-type="string" calcext:value-type="string">
            <text:p>lif2.beta</text:p>
          </table:table-cell>
          <table:table-cell/>
          <table:table-cell office:value-type="string" calcext:value-type="string">
            <text:p>Weighed AV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5600" calcext:value-type="float">
            <text:p>25600</text:p>
          </table:table-cell>
          <table:table-cell office:value-type="float" office:value="281600" calcext:value-type="float">
            <text:p>281600</text:p>
          </table:table-cell>
          <table:table-cell/>
          <table:table-cell office:value-type="float" office:value="307200" calcext:value-type="float">
            <text:p>307200</text:p>
          </table:table-cell>
          <table:table-cell table:number-columns-repeated="2" office:value-type="float" office:value="75264" calcext:value-type="float">
            <text:p>75264</text:p>
          </table:table-cell>
          <table:table-cell office:value-type="float" office:value="19200" calcext:value-type="float">
            <text:p>19200</text:p>
          </table:table-cell>
          <table:table-cell office:value-type="float" office:value="448" calcext:value-type="float">
            <text:p>448</text:p>
          </table:table-cell>
          <table:table-cell office:value-type="float" office:value="25600" calcext:value-type="float">
            <text:p>25600</text:p>
          </table:table-cell>
          <table:table-cell office:value-type="float" office:value="448" calcext:value-type="float">
            <text:p>448</text:p>
          </table:table-cell>
          <table:table-cell office:value-type="float" office:value="352" calcext:value-type="float">
            <text:p>352</text:p>
          </table:table-cell>
          <table:table-cell office:value-type="float" office:value="384" calcext:value-type="float">
            <text:p>38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352" calcext:value-type="float">
            <text:p>352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352" calcext:value-type="float">
            <text:p>352</text:p>
          </table:table-cell>
          <table:table-cell office:value-type="float" office:value="160" calcext:value-type="float">
            <text:p>16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24" calcext:value-type="float">
            <text:p>524</text:p>
          </table:table-cell>
          <table:table-cell office:value-type="float" office:value="5663" calcext:value-type="float">
            <text:p>5663</text:p>
          </table:table-cell>
          <table:table-cell/>
          <table:table-cell office:value-type="float" office:value="6205" calcext:value-type="float">
            <text:p>6205</text:p>
          </table:table-cell>
          <table:table-cell office:value-type="float" office:value="1507" calcext:value-type="float">
            <text:p>1507</text:p>
          </table:table-cell>
          <table:table-cell office:value-type="float" office:value="1461" calcext:value-type="float">
            <text:p>1461</text:p>
          </table:table-cell>
          <table:table-cell office:value-type="float" office:value="381" calcext:value-type="float">
            <text:p>381</text:p>
          </table:table-cell>
          <table:table-cell office:value-type="float" office:value="9" calcext:value-type="float">
            <text:p>9</text:p>
          </table:table-cell>
          <table:table-cell office:value-type="float" office:value="489" calcext:value-type="float">
            <text:p>48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5:.T5])" office:value-type="float" office:value="16307" calcext:value-type="float">
            <text:p>16307</text:p>
          </table:table-cell>
          <table:table-cell table:number-columns-repeated="6"/>
          <table:table-cell office:value-type="string" calcext:value-type="string">
            <text:p>SDC 1</text:p>
          </table:table-cell>
          <table:table-cell/>
          <table:table-cell office:value-type="string" calcext:value-type="string">
            <text:p>SDC 0/5</text:p>
          </table:table-cell>
          <table:table-cell/>
          <table:table-cell office:value-type="string" calcext:value-type="string">
            <text:p>SDC 5/10</text:p>
          </table:table-cell>
          <table:table-cell/>
          <table:table-cell office:value-type="string" calcext:value-type="string">
            <text:p>SDC 10/20</text:p>
          </table:table-cell>
          <table:table-cell/>
          <table:table-cell office:value-type="string" calcext:value-type="string">
            <text:p>SDC 20</text:p>
          </table:table-cell>
          <table:table-cell/>
          <table:table-cell office:value-type="string" calcext:value-type="string">
            <text:p>Masked</text:p>
          </table:table-cell>
          <table:table-cell/>
        </table:table-row>
        <table:table-row table:style-name="ro1">
          <table:table-cell office:value-type="string" calcext:value-type="string">
            <text:p>n%</text:p>
          </table:table-cell>
          <table:table-cell table:formula="of:=100*([.B5]/[.B4])" office:value-type="float" office:value="2.046875" calcext:value-type="float">
            <text:p>2.046875</text:p>
          </table:table-cell>
          <table:table-cell table:formula="of:=100*([.C5]/[.C4])" office:value-type="float" office:value="2.01100852272727" calcext:value-type="float">
            <text:p>2.01100852272727</text:p>
          </table:table-cell>
          <table:table-cell/>
          <table:table-cell table:formula="of:=100*([.E5]/[.E4])" office:value-type="float" office:value="2.01985677083333" calcext:value-type="float">
            <text:p>2.01985677083333</text:p>
          </table:table-cell>
          <table:table-cell table:formula="of:=100*([.F5]/[.F4])" office:value-type="float" office:value="2.00228528911565" calcext:value-type="float">
            <text:p>2.00228528911565</text:p>
          </table:table-cell>
          <table:table-cell table:formula="of:=100*([.G5]/[.G4])" office:value-type="float" office:value="1.94116709183673" calcext:value-type="float">
            <text:p>1.94116709183673</text:p>
          </table:table-cell>
          <table:table-cell table:formula="of:=100*([.H5]/[.H4])" office:value-type="float" office:value="1.984375" calcext:value-type="float">
            <text:p>1.984375</text:p>
          </table:table-cell>
          <table:table-cell table:formula="of:=100*([.I5]/[.I4])" office:value-type="float" office:value="2.00892857142857" calcext:value-type="float">
            <text:p>2.00892857142857</text:p>
          </table:table-cell>
          <table:table-cell table:formula="of:=100*([.J5]/[.J4])" office:value-type="float" office:value="1.91015625" calcext:value-type="float">
            <text:p>1.91015625</text:p>
          </table:table-cell>
          <table:table-cell table:formula="of:=100*([.K5]/[.K4])" office:value-type="float" office:value="1.5625" calcext:value-type="float">
            <text:p>1.5625</text:p>
          </table:table-cell>
          <table:table-cell table:formula="of:=100*([.L5]/[.L4])" office:value-type="float" office:value="2.27272727272727" calcext:value-type="float">
            <text:p>2.27272727272727</text:p>
          </table:table-cell>
          <table:table-cell table:formula="of:=100*([.M5]/[.M4])" office:value-type="float" office:value="2.86458333333333" calcext:value-type="float">
            <text:p>2.86458333333333</text:p>
          </table:table-cell>
          <table:table-cell table:formula="of:=100*([.N5]/[.N4])" office:value-type="float" office:value="1.26953125" calcext:value-type="float">
            <text:p>1.26953125</text:p>
          </table:table-cell>
          <table:table-cell table:formula="of:=100*([.O5]/[.O4])" office:value-type="float" office:value="2.27272727272727" calcext:value-type="float">
            <text:p>2.27272727272727</text:p>
          </table:table-cell>
          <table:table-cell table:formula="of:=100*([.P5]/[.P4])" office:value-type="float" office:value="1.42045454545455" calcext:value-type="float">
            <text:p>1.42045454545455</text:p>
          </table:table-cell>
          <table:table-cell table:formula="of:=100*([.Q5]/[.Q4])" office:value-type="float" office:value="2.5" calcext:value-type="float">
            <text:p>2.5</text:p>
          </table:table-cell>
          <table:table-cell table:formula="of:=100*([.R5]/[.R4])" office:value-type="float" office:value="1.13636363636364" calcext:value-type="float">
            <text:p>1.13636363636364</text:p>
          </table:table-cell>
          <table:table-cell table:formula="of:=100*([.S5]/[.S4])" office:value-type="float" office:value="0.852272727272727" calcext:value-type="float">
            <text:p>0.852272727272727</text:p>
          </table:table-cell>
          <table:table-cell table:formula="of:=100*([.T5]/[.T4])" office:value-type="float" office:value="3.125" calcext:value-type="float">
            <text:p>3.1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DC_1</text:p>
          </table:table-cell>
          <table:table-cell office:value-type="float" office:value="0.00563573473282443" calcext:value-type="float">
            <text:p>0.00563573473282443</text:p>
          </table:table-cell>
          <table:table-cell office:value-type="float" office:value="0.00442082928659721" calcext:value-type="float">
            <text:p>0.00442082928659721</text:p>
          </table:table-cell>
          <table:table-cell/>
          <table:table-cell office:value-type="float" office:value="0.00727424959709911" calcext:value-type="float">
            <text:p>0.00727424959709911</text:p>
          </table:table-cell>
          <table:table-cell office:value-type="float" office:value="0.0158816149635037" calcext:value-type="float">
            <text:p>0.0158816149635037</text:p>
          </table:table-cell>
          <table:table-cell office:value-type="float" office:value="0.014395106091718" calcext:value-type="float">
            <text:p>0.014395106091718</text:p>
          </table:table-cell>
          <table:table-cell office:value-type="float" office:value="0.0169578412073491" calcext:value-type="float">
            <text:p>0.0169578412073491</text:p>
          </table:table-cell>
          <table:table-cell office:value-type="float" office:value="0.0490451388888889" calcext:value-type="float">
            <text:p>0.0490451388888889</text:p>
          </table:table-cell>
          <table:table-cell office:value-type="float" office:value="0.00881901840490798" calcext:value-type="float">
            <text:p>0.00881901840490798</text:p>
          </table:table-cell>
          <table:table-cell office:value-type="float" office:value="0.01953125" calcext:value-type="float">
            <text:p>0.01953125</text:p>
          </table:table-cell>
          <table:table-cell office:value-type="float" office:value="0.142578125" calcext:value-type="float">
            <text:p>0.142578125</text:p>
          </table:table-cell>
          <table:table-cell office:value-type="float" office:value="0.0145596590909091" calcext:value-type="float">
            <text:p>0.0145596590909091</text:p>
          </table:table-cell>
          <table:table-cell office:value-type="float" office:value="0.0540865384615385" calcext:value-type="float">
            <text:p>0.0540865384615385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" calcext:value-type="float">
            <text:p>0</text:p>
          </table:table-cell>
          <table:table-cell office:value-type="float" office:value="0.158203125" calcext:value-type="float">
            <text:p>0.158203125</text:p>
          </table:table-cell>
          <table:table-cell office:value-type="float" office:value="0.9052734375" calcext:value-type="float">
            <text:p>0.9052734375</text:p>
          </table:table-cell>
          <table:table-cell office:value-type="float" office:value="0.0611979166666667" calcext:value-type="float">
            <text:p>0.0611979166666667</text:p>
          </table:table-cell>
          <table:table-cell office:value-type="float" office:value="0.01484375" calcext:value-type="float">
            <text:p>0.01484375</text:p>
          </table:table-cell>
          <table:table-cell/>
          <table:table-cell table:formula="of:=SUMPRODUCT([.B7:.T7]; [.B$5:.T$5])/SUM([.B$5:.T$5])" office:value-type="float" office:value="0.00835794252468265" calcext:value-type="float">
            <text:p>0.00835794252468265</text:p>
          </table:table-cell>
          <table:table-cell table:number-columns-repeated="2"/>
          <table:table-cell office:value-type="string" calcext:value-type="string">
            <text:p>conv1</text:p>
          </table:table-cell>
          <table:table-cell/>
          <table:table-cell table:formula="of:=SUM([.H5];[.M5])" office:value-type="float" office:value="392" calcext:value-type="float">
            <text:p>3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C_0_5%</text:p>
          </table:table-cell>
          <table:table-cell office:value-type="float" office:value="0.0366397304389313" calcext:value-type="float">
            <text:p>0.0366397304389313</text:p>
          </table:table-cell>
          <table:table-cell office:value-type="float" office:value="0.0198678648684443" calcext:value-type="float">
            <text:p>0.0198678648684443</text:p>
          </table:table-cell>
          <table:table-cell/>
          <table:table-cell office:value-type="float" office:value="0.0336529260676873" calcext:value-type="float">
            <text:p>0.0336529260676873</text:p>
          </table:table-cell>
          <table:table-cell office:value-type="float" office:value="0.0706339167219642" calcext:value-type="float">
            <text:p>0.0706339167219642</text:p>
          </table:table-cell>
          <table:table-cell office:value-type="float" office:value="0.0733043506160164" calcext:value-type="float">
            <text:p>0.0733043506160164</text:p>
          </table:table-cell>
          <table:table-cell office:value-type="float" office:value="0.23041748687664" calcext:value-type="float">
            <text:p>0.23041748687664</text:p>
          </table:table-cell>
          <table:table-cell office:value-type="float" office:value="0.220486111111111" calcext:value-type="float">
            <text:p>0.220486111111111</text:p>
          </table:table-cell>
          <table:table-cell office:value-type="float" office:value="0.0504537321063395" calcext:value-type="float">
            <text:p>0.0504537321063395</text:p>
          </table:table-cell>
          <table:table-cell office:value-type="float" office:value="0.259486607142857" calcext:value-type="float">
            <text:p>0.259486607142857</text:p>
          </table:table-cell>
          <table:table-cell office:value-type="float" office:value="0.62939453125" calcext:value-type="float">
            <text:p>0.62939453125</text:p>
          </table:table-cell>
          <table:table-cell office:value-type="float" office:value="0.134588068181818" calcext:value-type="float">
            <text:p>0.134588068181818</text:p>
          </table:table-cell>
          <table:table-cell office:value-type="float" office:value="0.0420673076923077" calcext:value-type="float">
            <text:p>0.0420673076923077</text:p>
          </table:table-cell>
          <table:table-cell office:value-type="float" office:value="0.6279296875" calcext:value-type="float">
            <text:p>0.6279296875</text:p>
          </table:table-cell>
          <table:table-cell office:value-type="float" office:value="0.00546875" calcext:value-type="float">
            <text:p>0.00546875</text:p>
          </table:table-cell>
          <table:table-cell office:value-type="float" office:value="0.22265625" calcext:value-type="float">
            <text:p>0.22265625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526041666666667" calcext:value-type="float">
            <text:p>0.526041666666667</text:p>
          </table:table-cell>
          <table:table-cell office:value-type="float" office:value="0.1515625" calcext:value-type="float">
            <text:p>0.1515625</text:p>
          </table:table-cell>
          <table:table-cell/>
          <table:table-cell table:formula="of:=SUMPRODUCT([.B8:.T8]; [.B$5:.T$5])/SUM([.B$5:.T$5])" office:value-type="float" office:value="0.0420577627705893" calcext:value-type="float">
            <text:p>0.0420577627705893</text:p>
          </table:table-cell>
          <table:table-cell table:number-columns-repeated="2"/>
          <table:table-cell office:value-type="string" calcext:value-type="string">
            <text:p>lif1</text:p>
          </table:table-cell>
          <table:table-cell table:formula="of:=SUM(;[.E5];[.F5];[.H5];[.J5])" office:value-type="float" office:value="8582" calcext:value-type="float">
            <text:p>8582</text:p>
          </table:table-cell>
          <table:table-cell table:formula="of:=SUM(;[.F5];[.G5];[.I5];[.K5])" office:value-type="float" office:value="2984" calcext:value-type="float">
            <text:p>29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C_5_10%</text:p>
          </table:table-cell>
          <table:table-cell office:value-type="float" office:value="0.00360806297709924" calcext:value-type="float">
            <text:p>0.00360806297709924</text:p>
          </table:table-cell>
          <table:table-cell office:value-type="float" office:value="0.000686335643651775" calcext:value-type="float">
            <text:p>0.000686335643651775</text:p>
          </table:table-cell>
          <table:table-cell/>
          <table:table-cell office:value-type="float" office:value="0.00246147260273973" calcext:value-type="float">
            <text:p>0.00246147260273973</text:p>
          </table:table-cell>
          <table:table-cell office:value-type="float" office:value="0.00511415477770405" calcext:value-type="float">
            <text:p>0.00511415477770405</text:p>
          </table:table-cell>
          <table:table-cell office:value-type="float" office:value="0.00524843856947296" calcext:value-type="float">
            <text:p>0.00524843856947296</text:p>
          </table:table-cell>
          <table:table-cell office:value-type="float" office:value="0.0175114829396325" calcext:value-type="float">
            <text:p>0.0175114829396325</text:p>
          </table:table-cell>
          <table:table-cell office:value-type="float" office:value="0.0182291666666667" calcext:value-type="float">
            <text:p>0.0182291666666667</text:p>
          </table:table-cell>
          <table:table-cell office:value-type="float" office:value="0.00563171012269939" calcext:value-type="float">
            <text:p>0.00563171012269939</text:p>
          </table:table-cell>
          <table:table-cell office:value-type="float" office:value="0.0178571428571429" calcext:value-type="float">
            <text:p>0.0178571428571429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38494318181818" calcext:value-type="float">
            <text:p>0.0138494318181818</text:p>
          </table:table-cell>
          <table:table-cell office:value-type="float" office:value="0.00330528846153846" calcext:value-type="float">
            <text:p>0.00330528846153846</text:p>
          </table:table-cell>
          <table:table-cell office:value-type="float" office:value="0.0029296875" calcext:value-type="float">
            <text:p>0.0029296875</text:p>
          </table:table-cell>
          <table:table-cell office:value-type="float" office:value="0" calcext:value-type="float">
            <text:p>0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013671875" calcext:value-type="float">
            <text:p>0.013671875</text:p>
          </table:table-cell>
          <table:table-cell office:value-type="float" office:value="0.0299479166666667" calcext:value-type="float">
            <text:p>0.0299479166666667</text:p>
          </table:table-cell>
          <table:table-cell office:value-type="float" office:value="0.0125" calcext:value-type="float">
            <text:p>0.0125</text:p>
          </table:table-cell>
          <table:table-cell/>
          <table:table-cell table:formula="of:=SUMPRODUCT([.B9:.T9]; [.B$5:.T$5])/SUM([.B$5:.T$5])" office:value-type="float" office:value="0.0028656692677991" calcext:value-type="float">
            <text:p>0.0028656692677991</text:p>
          </table:table-cell>
          <table:table-cell table:number-columns-repeated="2"/>
          <table:table-cell office:value-type="string" calcext:value-type="string">
            <text:p>conv2</text:p>
          </table:table-cell>
          <table:table-cell table:formula="of:=SUM(;[.C5];[.M5])" office:value-type="float" office:value="5674" calcext:value-type="float">
            <text:p>5674</text:p>
          </table:table-cell>
          <table:table-cell table:formula="of:=SUM(;[.E5];[.N5])" office:value-type="float" office:value="6218" calcext:value-type="float">
            <text:p>62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C_10_20%</text:p>
          </table:table-cell>
          <table:table-cell office:value-type="float" office:value="0.00403297948473282" calcext:value-type="float">
            <text:p>0.00403297948473282</text:p>
          </table:table-cell>
          <table:table-cell office:value-type="float" office:value="0.000745657116369415" calcext:value-type="float">
            <text:p>0.000745657116369415</text:p>
          </table:table-cell>
          <table:table-cell/>
          <table:table-cell office:value-type="float" office:value="0.00254960717163578" calcext:value-type="float">
            <text:p>0.00254960717163578</text:p>
          </table:table-cell>
          <table:table-cell office:value-type="float" office:value="0.00477718563370936" calcext:value-type="float">
            <text:p>0.00477718563370936</text:p>
          </table:table-cell>
          <table:table-cell office:value-type="float" office:value="0.00498107032854209" calcext:value-type="float">
            <text:p>0.00498107032854209</text:p>
          </table:table-cell>
          <table:table-cell office:value-type="float" office:value="0.0161068733595801" calcext:value-type="float">
            <text:p>0.0161068733595801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0057355572597137" calcext:value-type="float">
            <text:p>0.0057355572597137</text:p>
          </table:table-cell>
          <table:table-cell office:value-type="float" office:value="0.0206473214285714" calcext:value-type="float">
            <text:p>0.0206473214285714</text:p>
          </table:table-cell>
          <table:table-cell office:value-type="float" office:value="0.009765625" calcext:value-type="float">
            <text:p>0.009765625</text:p>
          </table:table-cell>
          <table:table-cell office:value-type="float" office:value="0.0149147727272727" calcext:value-type="float">
            <text:p>0.0149147727272727</text:p>
          </table:table-cell>
          <table:table-cell office:value-type="float" office:value="0.00661057692307692" calcext:value-type="float">
            <text:p>0.00661057692307692</text:p>
          </table:table-cell>
          <table:table-cell office:value-type="float" office:value="0.01220703125" calcext:value-type="float">
            <text:p>0.01220703125</text:p>
          </table:table-cell>
          <table:table-cell office:value-type="float" office:value="0.00078125" calcext:value-type="float">
            <text:p>0.00078125</text:p>
          </table:table-cell>
          <table:table-cell office:value-type="float" office:value="0.0205078125" calcext:value-type="float">
            <text:p>0.0205078125</text:p>
          </table:table-cell>
          <table:table-cell office:value-type="float" office:value="0.0185546875" calcext:value-type="float">
            <text:p>0.0185546875</text:p>
          </table:table-cell>
          <table:table-cell office:value-type="float" office:value="0.0260416666666667" calcext:value-type="float">
            <text:p>0.0260416666666667</text:p>
          </table:table-cell>
          <table:table-cell office:value-type="float" office:value="0.0171875" calcext:value-type="float">
            <text:p>0.0171875</text:p>
          </table:table-cell>
          <table:table-cell/>
          <table:table-cell table:formula="of:=SUMPRODUCT([.B10:.T10]; [.B$5:.T$5])/SUM([.B$5:.T$5])" office:value-type="float" office:value="0.00286471109032931" calcext:value-type="float">
            <text:p>0.00286471109032931</text:p>
          </table:table-cell>
          <table:table-cell table:number-columns-repeated="2"/>
          <table:table-cell office:value-type="string" calcext:value-type="string">
            <text:p>lif2</text:p>
          </table:table-cell>
          <table:table-cell table:formula="of:=SUM(;[.A5];[.I5];[.P5];[.S5])" office:value-type="float" office:value="17" calcext:value-type="float">
            <text:p>17</text:p>
          </table:table-cell>
          <table:table-cell table:formula="of:=SUM(;[.B5];[.J5];[.Q5];[.T5])" office:value-type="float" office:value="1022" calcext:value-type="float">
            <text:p>10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C_20</text:p>
          </table:table-cell>
          <table:table-cell office:value-type="float" office:value="0.00529281965648855" calcext:value-type="float">
            <text:p>0.00529281965648855</text:p>
          </table:table-cell>
          <table:table-cell office:value-type="float" office:value="0.00103536663429278" calcext:value-type="float">
            <text:p>0.00103536663429278</text:p>
          </table:table-cell>
          <table:table-cell/>
          <table:table-cell office:value-type="float" office:value="0.00359651994359388" calcext:value-type="float">
            <text:p>0.00359651994359388</text:p>
          </table:table-cell>
          <table:table-cell office:value-type="float" office:value="0.00694674850696749" calcext:value-type="float">
            <text:p>0.00694674850696749</text:p>
          </table:table-cell>
          <table:table-cell office:value-type="float" office:value="0.00710130047912389" calcext:value-type="float">
            <text:p>0.00710130047912389</text:p>
          </table:table-cell>
          <table:table-cell office:value-type="float" office:value="0.0211921751968504" calcext:value-type="float">
            <text:p>0.0211921751968504</text:p>
          </table:table-cell>
          <table:table-cell office:value-type="float" office:value="0.0438368055555556" calcext:value-type="float">
            <text:p>0.0438368055555556</text:p>
          </table:table-cell>
          <table:table-cell office:value-type="float" office:value="0.00874712423312884" calcext:value-type="float">
            <text:p>0.00874712423312884</text:p>
          </table:table-cell>
          <table:table-cell office:value-type="float" office:value="0.0212053571428571" calcext:value-type="float">
            <text:p>0.0212053571428571</text:p>
          </table:table-cell>
          <table:table-cell office:value-type="float" office:value="0.01318359375" calcext:value-type="float">
            <text:p>0.01318359375</text:p>
          </table:table-cell>
          <table:table-cell office:value-type="float" office:value="0.0166903409090909" calcext:value-type="float">
            <text:p>0.0166903409090909</text:p>
          </table:table-cell>
          <table:table-cell office:value-type="float" office:value="0.00721153846153846" calcext:value-type="float">
            <text:p>0.00721153846153846</text:p>
          </table:table-cell>
          <table:table-cell office:value-type="float" office:value="0.005859375" calcext:value-type="float">
            <text:p>0.005859375</text:p>
          </table:table-cell>
          <table:table-cell office:value-type="float" office:value="0.00078125" calcext:value-type="float">
            <text:p>0.00078125</text:p>
          </table:table-cell>
          <table:table-cell office:value-type="float" office:value="0.0556640625" calcext:value-type="float">
            <text:p>0.0556640625</text:p>
          </table:table-cell>
          <table:table-cell office:value-type="float" office:value="0.021484375" calcext:value-type="float">
            <text:p>0.021484375</text:p>
          </table:table-cell>
          <table:table-cell office:value-type="float" office:value="0.0286458333333333" calcext:value-type="float">
            <text:p>0.0286458333333333</text:p>
          </table:table-cell>
          <table:table-cell office:value-type="float" office:value="0.01796875" calcext:value-type="float">
            <text:p>0.01796875</text:p>
          </table:table-cell>
          <table:table-cell/>
          <table:table-cell table:formula="of:=SUMPRODUCT([.B11:.T11]; [.$B4:.$T4])/SUM([.$B4:.$T4])" office:value-type="float" office:value="0.00405272574369095" calcext:value-type="float">
            <text:p>0.00405272574369095</text:p>
          </table:table-cell>
          <table:table-cell table:number-columns-repeated="2"/>
          <table:table-cell office:value-type="string" calcext:value-type="string">
            <text:p>fc1</text:p>
          </table:table-cell>
          <table:table-cell table:formula="of:=SUM(;[.B5];[.O5])" office:value-type="float" office:value="532" calcext:value-type="float">
            <text:p>532</text:p>
          </table:table-cell>
          <table:table-cell table:formula="of:=SUM(;[.C5];[.P5])" office:value-type="float" office:value="5668" calcext:value-type="float">
            <text:p>56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lly_masked</text:p>
          </table:table-cell>
          <table:table-cell office:value-type="float" office:value="0.944790672709924" calcext:value-type="float">
            <text:p>0.944790672709924</text:p>
          </table:table-cell>
          <table:table-cell office:value-type="float" office:value="0.973243946450645" calcext:value-type="float">
            <text:p>0.973243946450645</text:p>
          </table:table-cell>
          <table:table-cell/>
          <table:table-cell office:value-type="float" office:value="0.950465224617244" calcext:value-type="float">
            <text:p>0.950465224617244</text:p>
          </table:table-cell>
          <table:table-cell office:value-type="float" office:value="0.896646379396151" calcext:value-type="float">
            <text:p>0.896646379396151</text:p>
          </table:table-cell>
          <table:table-cell office:value-type="float" office:value="0.894969733915127" calcext:value-type="float">
            <text:p>0.894969733915127</text:p>
          </table:table-cell>
          <table:table-cell office:value-type="float" office:value="0.697814140419948" calcext:value-type="float">
            <text:p>0.697814140419948</text:p>
          </table:table-cell>
          <table:table-cell office:value-type="float" office:value="0.641059027777778" calcext:value-type="float">
            <text:p>0.641059027777778</text:p>
          </table:table-cell>
          <table:table-cell office:value-type="float" office:value="0.920612857873211" calcext:value-type="float">
            <text:p>0.920612857873211</text:p>
          </table:table-cell>
          <table:table-cell office:value-type="float" office:value="0.661272321428571" calcext:value-type="float">
            <text:p>0.661272321428571</text:p>
          </table:table-cell>
          <table:table-cell office:value-type="float" office:value="0.18408203125" calcext:value-type="float">
            <text:p>0.18408203125</text:p>
          </table:table-cell>
          <table:table-cell office:value-type="float" office:value="0.805397727272727" calcext:value-type="float">
            <text:p>0.805397727272727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30908203125" calcext:value-type="float">
            <text:p>0.30908203125</text:p>
          </table:table-cell>
          <table:table-cell office:value-type="float" office:value="0.99296875" calcext:value-type="float">
            <text:p>0.99296875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0" calcext:value-type="float">
            <text:p>0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7859375" calcext:value-type="float">
            <text:p>0.7859375</text:p>
          </table:table-cell>
          <table:table-cell/>
          <table:table-cell table:formula="of:=SUMPRODUCT([.B12:.T12]; [.B$5:.T$5])/SUM([.B$5:.T$5])" office:value-type="float" office:value="0.939824059452996" calcext:value-type="float">
            <text:p>0.939824059452996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+/-e%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+/-e%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+/-e%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+/-e%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+/-e%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+/-e%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SUM</text:p>
          </table:table-cell>
          <table:table-cell table:formula="of:=SUM([.V7:.V11])" office:value-type="float" office:value="0.0601988113970913" calcext:value-type="float">
            <text:p>0.0601988113970913</text:p>
          </table:table-cell>
          <table:table-cell table:number-columns-repeated="2"/>
          <table:table-cell office:value-type="string" calcext:value-type="string">
            <text:p>lif3</text:p>
          </table:table-cell>
          <table:table-cell table:formula="of:=SUM([.K5];[.N5];[.Q5];[.R5])" office:value-type="float" office:value="28" calcext:value-type="float">
            <text:p>28</text:p>
          </table:table-cell>
          <table:table-cell table:formula="of:=SUM([.L5];[.O5];[.R5];[.S5])" office:value-type="float" office:value="23" calcext:value-type="float">
            <text:p>23</text:p>
          </table:table-cell>
          <table:table-cell table:number-columns-repeated="12"/>
        </table:table-row>
        <table:table-row table:style-name="ro1" table:number-rows-repeated="2">
          <table:table-cell table:number-columns-repeated="39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%</text:p>
          </table:table-cell>
          <table:table-cell office:value-type="string" calcext:value-type="string">
            <text:p>SDC_1</text:p>
          </table:table-cell>
          <table:table-cell office:value-type="string" calcext:value-type="string">
            <text:p>SDC_0_5%</text:p>
          </table:table-cell>
          <table:table-cell office:value-type="string" calcext:value-type="string">
            <text:p>SDC_5_10%</text:p>
          </table:table-cell>
          <table:table-cell office:value-type="string" calcext:value-type="string">
            <text:p>SDC_10_20%</text:p>
          </table:table-cell>
          <table:table-cell office:value-type="string" calcext:value-type="string">
            <text:p>SDC_20</text:p>
          </table:table-cell>
          <table:table-cell office:value-type="string" calcext:value-type="string">
            <text:p>fully_mask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if2.spike</text:p>
          </table:table-cell>
          <table:table-cell office:value-type="float" office:value="25600" calcext:value-type="float">
            <text:p>25600</text:p>
          </table:table-cell>
          <table:table-cell office:value-type="float" office:value="524" calcext:value-type="float">
            <text:p>524</text:p>
          </table:table-cell>
          <table:table-cell/>
          <table:table-cell table:formula="of:=100*([.C17]/[.B17])" office:value-type="float" office:value="2.046875" calcext:value-type="float">
            <text:p>2.046875</text:p>
          </table:table-cell>
          <table:table-cell office:value-type="float" office:value="0.00563573473282443" calcext:value-type="float">
            <text:p>0.00563573473282443</text:p>
          </table:table-cell>
          <table:table-cell office:value-type="float" office:value="0.0366397304389313" calcext:value-type="float">
            <text:p>0.0366397304389313</text:p>
          </table:table-cell>
          <table:table-cell office:value-type="float" office:value="0.00360806297709924" calcext:value-type="float">
            <text:p>0.00360806297709924</text:p>
          </table:table-cell>
          <table:table-cell office:value-type="float" office:value="0.00403297948473282" calcext:value-type="float">
            <text:p>0.00403297948473282</text:p>
          </table:table-cell>
          <table:table-cell office:value-type="float" office:value="0.00529281965648855" calcext:value-type="float">
            <text:p>0.00529281965648855</text:p>
          </table:table-cell>
          <table:table-cell office:value-type="float" office:value="0.944790672709924" calcext:value-type="float">
            <text:p>0.94479067270992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c1.weight</text:p>
          </table:table-cell>
          <table:table-cell office:value-type="float" office:value="281600" calcext:value-type="float">
            <text:p>281600</text:p>
          </table:table-cell>
          <table:table-cell office:value-type="float" office:value="5663" calcext:value-type="float">
            <text:p>5663</text:p>
          </table:table-cell>
          <table:table-cell/>
          <table:table-cell table:formula="of:=100*([.C18]/[.B18])" office:value-type="float" office:value="2.01100852272727" calcext:value-type="float">
            <text:p>2.01100852272727</text:p>
          </table:table-cell>
          <table:table-cell office:value-type="float" office:value="0.00442082928659721" calcext:value-type="float">
            <text:p>0.00442082928659721</text:p>
          </table:table-cell>
          <table:table-cell office:value-type="float" office:value="0.0198678648684443" calcext:value-type="float">
            <text:p>0.0198678648684443</text:p>
          </table:table-cell>
          <table:table-cell office:value-type="float" office:value="0.000686335643651775" calcext:value-type="float">
            <text:p>0.000686335643651775</text:p>
          </table:table-cell>
          <table:table-cell office:value-type="float" office:value="0.000745657116369415" calcext:value-type="float">
            <text:p>0.000745657116369415</text:p>
          </table:table-cell>
          <table:table-cell office:value-type="float" office:value="0.00103536663429278" calcext:value-type="float">
            <text:p>0.00103536663429278</text:p>
          </table:table-cell>
          <table:table-cell office:value-type="float" office:value="0.973243946450645" calcext:value-type="float">
            <text:p>0.97324394645064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v2.weight</text:p>
          </table:table-cell>
          <table:table-cell office:value-type="float" office:value="307200" calcext:value-type="float">
            <text:p>307200</text:p>
          </table:table-cell>
          <table:table-cell office:value-type="float" office:value="6205" calcext:value-type="float">
            <text:p>6205</text:p>
          </table:table-cell>
          <table:table-cell/>
          <table:table-cell table:formula="of:=100*([.C19]/[.B19])" office:value-type="float" office:value="2.01985677083333" calcext:value-type="float">
            <text:p>2.01985677083333</text:p>
          </table:table-cell>
          <table:table-cell office:value-type="float" office:value="0.00727424959709911" calcext:value-type="float">
            <text:p>0.00727424959709911</text:p>
          </table:table-cell>
          <table:table-cell office:value-type="float" office:value="0.0336529260676873" calcext:value-type="float">
            <text:p>0.0336529260676873</text:p>
          </table:table-cell>
          <table:table-cell office:value-type="float" office:value="0.00246147260273973" calcext:value-type="float">
            <text:p>0.00246147260273973</text:p>
          </table:table-cell>
          <table:table-cell office:value-type="float" office:value="0.00254960717163578" calcext:value-type="float">
            <text:p>0.00254960717163578</text:p>
          </table:table-cell>
          <table:table-cell office:value-type="float" office:value="0.00359651994359388" calcext:value-type="float">
            <text:p>0.00359651994359388</text:p>
          </table:table-cell>
          <table:table-cell office:value-type="float" office:value="0.950465224617244" calcext:value-type="float">
            <text:p>0.95046522461724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if1.spike</text:p>
          </table:table-cell>
          <table:table-cell office:value-type="float" office:value="75264" calcext:value-type="float">
            <text:p>75264</text:p>
          </table:table-cell>
          <table:table-cell office:value-type="float" office:value="1507" calcext:value-type="float">
            <text:p>1507</text:p>
          </table:table-cell>
          <table:table-cell/>
          <table:table-cell table:formula="of:=100*([.C20]/[.B20])" office:value-type="float" office:value="2.00228528911565" calcext:value-type="float">
            <text:p>2.00228528911565</text:p>
          </table:table-cell>
          <table:table-cell office:value-type="float" office:value="0.0158816149635037" calcext:value-type="float">
            <text:p>0.0158816149635037</text:p>
          </table:table-cell>
          <table:table-cell office:value-type="float" office:value="0.0706339167219642" calcext:value-type="float">
            <text:p>0.0706339167219642</text:p>
          </table:table-cell>
          <table:table-cell office:value-type="float" office:value="0.00511415477770405" calcext:value-type="float">
            <text:p>0.00511415477770405</text:p>
          </table:table-cell>
          <table:table-cell office:value-type="float" office:value="0.00477718563370936" calcext:value-type="float">
            <text:p>0.00477718563370936</text:p>
          </table:table-cell>
          <table:table-cell office:value-type="float" office:value="0.00694674850696749" calcext:value-type="float">
            <text:p>0.00694674850696749</text:p>
          </table:table-cell>
          <table:table-cell office:value-type="float" office:value="0.896646379396151" calcext:value-type="float">
            <text:p>0.89664637939615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if1.potential</text:p>
          </table:table-cell>
          <table:table-cell office:value-type="float" office:value="75264" calcext:value-type="float">
            <text:p>75264</text:p>
          </table:table-cell>
          <table:table-cell office:value-type="float" office:value="1461" calcext:value-type="float">
            <text:p>1461</text:p>
          </table:table-cell>
          <table:table-cell/>
          <table:table-cell table:formula="of:=100*([.C21]/[.B21])" office:value-type="float" office:value="1.94116709183673" calcext:value-type="float">
            <text:p>1.94116709183673</text:p>
          </table:table-cell>
          <table:table-cell office:value-type="float" office:value="0.014395106091718" calcext:value-type="float">
            <text:p>0.014395106091718</text:p>
          </table:table-cell>
          <table:table-cell office:value-type="float" office:value="0.0733043506160164" calcext:value-type="float">
            <text:p>0.0733043506160164</text:p>
          </table:table-cell>
          <table:table-cell office:value-type="float" office:value="0.00524843856947296" calcext:value-type="float">
            <text:p>0.00524843856947296</text:p>
          </table:table-cell>
          <table:table-cell office:value-type="float" office:value="0.00498107032854209" calcext:value-type="float">
            <text:p>0.00498107032854209</text:p>
          </table:table-cell>
          <table:table-cell office:value-type="float" office:value="0.00710130047912389" calcext:value-type="float">
            <text:p>0.00710130047912389</text:p>
          </table:table-cell>
          <table:table-cell office:value-type="float" office:value="0.894969733915127" calcext:value-type="float">
            <text:p>0.89496973391512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v1.weight</text:p>
          </table:table-cell>
          <table:table-cell office:value-type="float" office:value="19200" calcext:value-type="float">
            <text:p>19200</text:p>
          </table:table-cell>
          <table:table-cell office:value-type="float" office:value="381" calcext:value-type="float">
            <text:p>381</text:p>
          </table:table-cell>
          <table:table-cell/>
          <table:table-cell table:formula="of:=100*([.C22]/[.B22])" office:value-type="float" office:value="1.984375" calcext:value-type="float">
            <text:p>1.984375</text:p>
          </table:table-cell>
          <table:table-cell office:value-type="float" office:value="0.0169578412073491" calcext:value-type="float">
            <text:p>0.0169578412073491</text:p>
          </table:table-cell>
          <table:table-cell office:value-type="float" office:value="0.23041748687664" calcext:value-type="float">
            <text:p>0.23041748687664</text:p>
          </table:table-cell>
          <table:table-cell office:value-type="float" office:value="0.0175114829396325" calcext:value-type="float">
            <text:p>0.0175114829396325</text:p>
          </table:table-cell>
          <table:table-cell office:value-type="float" office:value="0.0161068733595801" calcext:value-type="float">
            <text:p>0.0161068733595801</text:p>
          </table:table-cell>
          <table:table-cell office:value-type="float" office:value="0.0211921751968504" calcext:value-type="float">
            <text:p>0.0211921751968504</text:p>
          </table:table-cell>
          <table:table-cell office:value-type="float" office:value="0.697814140419948" calcext:value-type="float">
            <text:p>0.69781414041994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if1.threshold</text:p>
          </table:table-cell>
          <table:table-cell office:value-type="float" office:value="448" calcext:value-type="float">
            <text:p>448</text:p>
          </table:table-cell>
          <table:table-cell office:value-type="float" office:value="9" calcext:value-type="float">
            <text:p>9</text:p>
          </table:table-cell>
          <table:table-cell/>
          <table:table-cell table:formula="of:=100*([.C23]/[.B23])" office:value-type="float" office:value="2.00892857142857" calcext:value-type="float">
            <text:p>2.00892857142857</text:p>
          </table:table-cell>
          <table:table-cell office:value-type="float" office:value="0.0490451388888889" calcext:value-type="float">
            <text:p>0.0490451388888889</text:p>
          </table:table-cell>
          <table:table-cell office:value-type="float" office:value="0.220486111111111" calcext:value-type="float">
            <text:p>0.220486111111111</text:p>
          </table:table-cell>
          <table:table-cell office:value-type="float" office:value="0.0182291666666667" calcext:value-type="float">
            <text:p>0.0182291666666667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0438368055555556" calcext:value-type="float">
            <text:p>0.0438368055555556</text:p>
          </table:table-cell>
          <table:table-cell office:value-type="float" office:value="0.641059027777778" calcext:value-type="float">
            <text:p>0.64105902777777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if2.potential</text:p>
          </table:table-cell>
          <table:table-cell office:value-type="float" office:value="25600" calcext:value-type="float">
            <text:p>25600</text:p>
          </table:table-cell>
          <table:table-cell office:value-type="float" office:value="489" calcext:value-type="float">
            <text:p>489</text:p>
          </table:table-cell>
          <table:table-cell/>
          <table:table-cell table:formula="of:=100*([.C24]/[.B24])" office:value-type="float" office:value="1.91015625" calcext:value-type="float">
            <text:p>1.91015625</text:p>
          </table:table-cell>
          <table:table-cell office:value-type="float" office:value="0.00881901840490798" calcext:value-type="float">
            <text:p>0.00881901840490798</text:p>
          </table:table-cell>
          <table:table-cell office:value-type="float" office:value="0.0504537321063395" calcext:value-type="float">
            <text:p>0.0504537321063395</text:p>
          </table:table-cell>
          <table:table-cell office:value-type="float" office:value="0.00563171012269939" calcext:value-type="float">
            <text:p>0.00563171012269939</text:p>
          </table:table-cell>
          <table:table-cell office:value-type="float" office:value="0.0057355572597137" calcext:value-type="float">
            <text:p>0.0057355572597137</text:p>
          </table:table-cell>
          <table:table-cell office:value-type="float" office:value="0.00874712423312884" calcext:value-type="float">
            <text:p>0.00874712423312884</text:p>
          </table:table-cell>
          <table:table-cell office:value-type="float" office:value="0.920612857873211" calcext:value-type="float">
            <text:p>0.92061285787321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if1.beta</text:p>
          </table:table-cell>
          <table:table-cell office:value-type="float" office:value="448" calcext:value-type="float">
            <text:p>448</text:p>
          </table:table-cell>
          <table:table-cell office:value-type="float" office:value="7" calcext:value-type="float">
            <text:p>7</text:p>
          </table:table-cell>
          <table:table-cell/>
          <table:table-cell table:formula="of:=100*([.C25]/[.B25])" office:value-type="float" office:value="1.5625" calcext:value-type="float">
            <text:p>1.5625</text:p>
          </table:table-cell>
          <table:table-cell office:value-type="float" office:value="0.01953125" calcext:value-type="float">
            <text:p>0.01953125</text:p>
          </table:table-cell>
          <table:table-cell office:value-type="float" office:value="0.259486607142857" calcext:value-type="float">
            <text:p>0.259486607142857</text:p>
          </table:table-cell>
          <table:table-cell office:value-type="float" office:value="0.0178571428571429" calcext:value-type="float">
            <text:p>0.0178571428571429</text:p>
          </table:table-cell>
          <table:table-cell office:value-type="float" office:value="0.0206473214285714" calcext:value-type="float">
            <text:p>0.0206473214285714</text:p>
          </table:table-cell>
          <table:table-cell office:value-type="float" office:value="0.0212053571428571" calcext:value-type="float">
            <text:p>0.0212053571428571</text:p>
          </table:table-cell>
          <table:table-cell office:value-type="float" office:value="0.661272321428571" calcext:value-type="float">
            <text:p>0.66127232142857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if3.potential</text:p>
          </table:table-cell>
          <table:table-cell office:value-type="float" office:value="352" calcext:value-type="float">
            <text:p>352</text:p>
          </table:table-cell>
          <table:table-cell office:value-type="float" office:value="8" calcext:value-type="float">
            <text:p>8</text:p>
          </table:table-cell>
          <table:table-cell/>
          <table:table-cell table:formula="of:=100*([.C26]/[.B26])" office:value-type="float" office:value="2.27272727272727" calcext:value-type="float">
            <text:p>2.27272727272727</text:p>
          </table:table-cell>
          <table:table-cell office:value-type="float" office:value="0.142578125" calcext:value-type="float">
            <text:p>0.142578125</text:p>
          </table:table-cell>
          <table:table-cell office:value-type="float" office:value="0.62939453125" calcext:value-type="float">
            <text:p>0.6293945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9765625" calcext:value-type="float">
            <text:p>0.009765625</text:p>
          </table:table-cell>
          <table:table-cell office:value-type="float" office:value="0.01318359375" calcext:value-type="float">
            <text:p>0.01318359375</text:p>
          </table:table-cell>
          <table:table-cell office:value-type="float" office:value="0.18408203125" calcext:value-type="float">
            <text:p>0.1840820312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v1.bias</text:p>
          </table:table-cell>
          <table:table-cell office:value-type="float" office:value="384" calcext:value-type="float">
            <text:p>384</text:p>
          </table:table-cell>
          <table:table-cell office:value-type="float" office:value="11" calcext:value-type="float">
            <text:p>11</text:p>
          </table:table-cell>
          <table:table-cell/>
          <table:table-cell table:formula="of:=100*([.C27]/[.B27])" office:value-type="float" office:value="2.86458333333333" calcext:value-type="float">
            <text:p>2.86458333333333</text:p>
          </table:table-cell>
          <table:table-cell office:value-type="float" office:value="0.0145596590909091" calcext:value-type="float">
            <text:p>0.0145596590909091</text:p>
          </table:table-cell>
          <table:table-cell office:value-type="float" office:value="0.134588068181818" calcext:value-type="float">
            <text:p>0.134588068181818</text:p>
          </table:table-cell>
          <table:table-cell office:value-type="float" office:value="0.0138494318181818" calcext:value-type="float">
            <text:p>0.0138494318181818</text:p>
          </table:table-cell>
          <table:table-cell office:value-type="float" office:value="0.0149147727272727" calcext:value-type="float">
            <text:p>0.0149147727272727</text:p>
          </table:table-cell>
          <table:table-cell office:value-type="float" office:value="0.0166903409090909" calcext:value-type="float">
            <text:p>0.0166903409090909</text:p>
          </table:table-cell>
          <table:table-cell office:value-type="float" office:value="0.805397727272727" calcext:value-type="float">
            <text:p>0.80539772727272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v2.bias</text:p>
          </table:table-cell>
          <table:table-cell office:value-type="float" office:value="1024" calcext:value-type="float">
            <text:p>102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100*([.C28]/[.B28])" office:value-type="float" office:value="1.26953125" calcext:value-type="float">
            <text:p>1.26953125</text:p>
          </table:table-cell>
          <table:table-cell office:value-type="float" office:value="0.0540865384615385" calcext:value-type="float">
            <text:p>0.0540865384615385</text:p>
          </table:table-cell>
          <table:table-cell office:value-type="float" office:value="0.0420673076923077" calcext:value-type="float">
            <text:p>0.0420673076923077</text:p>
          </table:table-cell>
          <table:table-cell office:value-type="float" office:value="0.00330528846153846" calcext:value-type="float">
            <text:p>0.00330528846153846</text:p>
          </table:table-cell>
          <table:table-cell office:value-type="float" office:value="0.00661057692307692" calcext:value-type="float">
            <text:p>0.00661057692307692</text:p>
          </table:table-cell>
          <table:table-cell office:value-type="float" office:value="0.00721153846153846" calcext:value-type="float">
            <text:p>0.00721153846153846</text:p>
          </table:table-cell>
          <table:table-cell office:value-type="float" office:value="0.88671875" calcext:value-type="float">
            <text:p>0.8867187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if3.spike</text:p>
          </table:table-cell>
          <table:table-cell office:value-type="float" office:value="352" calcext:value-type="float">
            <text:p>352</text:p>
          </table:table-cell>
          <table:table-cell office:value-type="float" office:value="8" calcext:value-type="float">
            <text:p>8</text:p>
          </table:table-cell>
          <table:table-cell/>
          <table:table-cell table:formula="of:=100*([.C29]/[.B29])" office:value-type="float" office:value="2.27272727272727" calcext:value-type="float">
            <text:p>2.27272727272727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6279296875" calcext:value-type="float">
            <text:p>0.6279296875</text:p>
          </table:table-cell>
          <table:table-cell office:value-type="float" office:value="0.0029296875" calcext:value-type="float">
            <text:p>0.0029296875</text:p>
          </table:table-cell>
          <table:table-cell office:value-type="float" office:value="0.01220703125" calcext:value-type="float">
            <text:p>0.01220703125</text:p>
          </table:table-cell>
          <table:table-cell office:value-type="float" office:value="0.005859375" calcext:value-type="float">
            <text:p>0.005859375</text:p>
          </table:table-cell>
          <table:table-cell office:value-type="float" office:value="0.30908203125" calcext:value-type="float">
            <text:p>0.3090820312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c1.bias</text:p>
          </table:table-cell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/>
          <table:table-cell table:formula="of:=100*([.C30]/[.B30])" office:value-type="float" office:value="1.42045454545455" calcext:value-type="float">
            <text:p>1.42045454545455</text:p>
          </table:table-cell>
          <table:table-cell office:value-type="float" office:value="0" calcext:value-type="float">
            <text:p>0</text:p>
          </table:table-cell>
          <table:table-cell office:value-type="float" office:value="0.00546875" calcext:value-type="float">
            <text:p>0.005468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78125" calcext:value-type="float">
            <text:p>0.00078125</text:p>
          </table:table-cell>
          <table:table-cell office:value-type="float" office:value="0.99296875" calcext:value-type="float">
            <text:p>0.9929687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if2.threshold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/>
          <table:table-cell table:formula="of:=100*([.C31]/[.B31])" office:value-type="float" office:value="2.5" calcext:value-type="float">
            <text:p>2.5</text:p>
          </table:table-cell>
          <table:table-cell office:value-type="float" office:value="0.158203125" calcext:value-type="float">
            <text:p>0.158203125</text:p>
          </table:table-cell>
          <table:table-cell office:value-type="float" office:value="0.22265625" calcext:value-type="float">
            <text:p>0.22265625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0205078125" calcext:value-type="float">
            <text:p>0.0205078125</text:p>
          </table:table-cell>
          <table:table-cell office:value-type="float" office:value="0.0556640625" calcext:value-type="float">
            <text:p>0.0556640625</text:p>
          </table:table-cell>
          <table:table-cell office:value-type="float" office:value="0.517578125" calcext:value-type="float">
            <text:p>0.51757812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if3.threshold</text:p>
          </table:table-cell>
          <table:table-cell office:value-type="float" office:value="352" calcext:value-type="float">
            <text:p>352</text:p>
          </table:table-cell>
          <table:table-cell office:value-type="float" office:value="4" calcext:value-type="float">
            <text:p>4</text:p>
          </table:table-cell>
          <table:table-cell/>
          <table:table-cell table:formula="of:=100*([.C32]/[.B32])" office:value-type="float" office:value="1.13636363636364" calcext:value-type="float">
            <text:p>1.13636363636364</text:p>
          </table:table-cell>
          <table:table-cell office:value-type="float" office:value="0.9052734375" calcext:value-type="float">
            <text:p>0.9052734375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3671875" calcext:value-type="float">
            <text:p>0.013671875</text:p>
          </table:table-cell>
          <table:table-cell office:value-type="float" office:value="0.0185546875" calcext:value-type="float">
            <text:p>0.0185546875</text:p>
          </table:table-cell>
          <table:table-cell office:value-type="float" office:value="0.021484375" calcext:value-type="float">
            <text:p>0.02148437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if3.beta</text:p>
          </table:table-cell>
          <table:table-cell office:value-type="float" office:value="352" calcext:value-type="float">
            <text:p>352</text:p>
          </table:table-cell>
          <table:table-cell office:value-type="float" office:value="3" calcext:value-type="float">
            <text:p>3</text:p>
          </table:table-cell>
          <table:table-cell/>
          <table:table-cell table:formula="of:=100*([.C33]/[.B33])" office:value-type="float" office:value="0.852272727272727" calcext:value-type="float">
            <text:p>0.852272727272727</text:p>
          </table:table-cell>
          <table:table-cell office:value-type="float" office:value="0.0611979166666667" calcext:value-type="float">
            <text:p>0.0611979166666667</text:p>
          </table:table-cell>
          <table:table-cell office:value-type="float" office:value="0.526041666666667" calcext:value-type="float">
            <text:p>0.526041666666667</text:p>
          </table:table-cell>
          <table:table-cell office:value-type="float" office:value="0.0299479166666667" calcext:value-type="float">
            <text:p>0.0299479166666667</text:p>
          </table:table-cell>
          <table:table-cell office:value-type="float" office:value="0.0260416666666667" calcext:value-type="float">
            <text:p>0.0260416666666667</text:p>
          </table:table-cell>
          <table:table-cell office:value-type="float" office:value="0.0286458333333333" calcext:value-type="float">
            <text:p>0.0286458333333333</text:p>
          </table:table-cell>
          <table:table-cell office:value-type="float" office:value="0.328125" calcext:value-type="float">
            <text:p>0.32812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if2.beta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/>
          <table:table-cell table:formula="of:=100*([.C34]/[.B34])" office:value-type="float" office:value="3.125" calcext:value-type="float">
            <text:p>3.125</text:p>
          </table:table-cell>
          <table:table-cell office:value-type="float" office:value="0.01484375" calcext:value-type="float">
            <text:p>0.01484375</text:p>
          </table:table-cell>
          <table:table-cell office:value-type="float" office:value="0.1515625" calcext:value-type="float">
            <text:p>0.151562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796875" calcext:value-type="float">
            <text:p>0.01796875</text:p>
          </table:table-cell>
          <table:table-cell office:value-type="float" office:value="0.7859375" calcext:value-type="float">
            <text:p>0.7859375</text:p>
          </table:table-cell>
          <table:table-cell table:number-columns-repeated="28"/>
        </table:table-row>
        <table:table-row table:style-name="ro1" table:number-rows-repeated="6">
          <table:table-cell table:number-columns-repeated="39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%</text:p>
          </table:table-cell>
          <table:table-cell office:value-type="string" calcext:value-type="string">
            <text:p>SDC_1</text:p>
          </table:table-cell>
          <table:table-cell office:value-type="string" calcext:value-type="string">
            <text:p>SDC_0_5%</text:p>
          </table:table-cell>
          <table:table-cell office:value-type="string" calcext:value-type="string">
            <text:p>SDC_5_10%</text:p>
          </table:table-cell>
          <table:table-cell office:value-type="string" calcext:value-type="string">
            <text:p>SDC_10_20%</text:p>
          </table:table-cell>
          <table:table-cell office:value-type="string" calcext:value-type="string">
            <text:p>SDC_20</text:p>
          </table:table-cell>
          <table:table-cell office:value-type="string" calcext:value-type="string">
            <text:p>fully_maske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lif2.spike</text:p>
          </table:table-cell>
          <table:table-cell office:value-type="float" office:value="25600" calcext:value-type="float">
            <text:p>25600</text:p>
          </table:table-cell>
          <table:table-cell office:value-type="float" office:value="524" calcext:value-type="float">
            <text:p>524</text:p>
          </table:table-cell>
          <table:table-cell table:style-name="ce6" table:formula="of:=[.C42]/[.B42]*100" office:value-type="float" office:value="2.046875" calcext:value-type="float">
            <text:p>2.05</text:p>
          </table:table-cell>
          <table:table-cell table:style-name="ce6" table:formula="of:=[.F17]*100" office:value-type="float" office:value="0.563573473282443" calcext:value-type="float">
            <text:p>0.56</text:p>
          </table:table-cell>
          <table:table-cell table:style-name="ce6" table:formula="of:=[.G17]*100" office:value-type="float" office:value="3.66397304389313" calcext:value-type="float">
            <text:p>3.66</text:p>
          </table:table-cell>
          <table:table-cell table:style-name="ce6" table:formula="of:=[.H17]*100" office:value-type="float" office:value="0.360806297709924" calcext:value-type="float">
            <text:p>0.36</text:p>
          </table:table-cell>
          <table:table-cell table:style-name="ce6" table:formula="of:=[.I17]*100" office:value-type="float" office:value="0.403297948473282" calcext:value-type="float">
            <text:p>0.40</text:p>
          </table:table-cell>
          <table:table-cell table:style-name="ce6" table:formula="of:=[.J17]*100" office:value-type="float" office:value="0.529281965648855" calcext:value-type="float">
            <text:p>0.53</text:p>
          </table:table-cell>
          <table:table-cell table:style-name="ce6" table:formula="of:=[.K17]*100" office:value-type="float" office:value="94.4790672709924" calcext:value-type="float">
            <text:p>94.4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c1.weight</text:p>
          </table:table-cell>
          <table:table-cell office:value-type="float" office:value="281600" calcext:value-type="float">
            <text:p>281600</text:p>
          </table:table-cell>
          <table:table-cell office:value-type="float" office:value="5663" calcext:value-type="float">
            <text:p>5663</text:p>
          </table:table-cell>
          <table:table-cell table:style-name="ce6" table:formula="of:=[.C43]/[.B43]*100" office:value-type="float" office:value="2.01100852272727" calcext:value-type="float">
            <text:p>2.01</text:p>
          </table:table-cell>
          <table:table-cell table:style-name="ce6" table:formula="of:=[.F18]*100" office:value-type="float" office:value="0.442082928659721" calcext:value-type="float">
            <text:p>0.44</text:p>
          </table:table-cell>
          <table:table-cell table:style-name="ce6" table:formula="of:=[.G18]*100" office:value-type="float" office:value="1.98678648684443" calcext:value-type="float">
            <text:p>1.99</text:p>
          </table:table-cell>
          <table:table-cell table:style-name="ce6" table:formula="of:=[.H18]*100" office:value-type="float" office:value="0.0686335643651775" calcext:value-type="float">
            <text:p>0.07</text:p>
          </table:table-cell>
          <table:table-cell table:style-name="ce6" table:formula="of:=[.I18]*100" office:value-type="float" office:value="0.0745657116369415" calcext:value-type="float">
            <text:p>0.07</text:p>
          </table:table-cell>
          <table:table-cell table:style-name="ce6" table:formula="of:=[.J18]*100" office:value-type="float" office:value="0.103536663429278" calcext:value-type="float">
            <text:p>0.10</text:p>
          </table:table-cell>
          <table:table-cell table:style-name="ce6" table:formula="of:=[.K18]*100" office:value-type="float" office:value="97.3243946450645" calcext:value-type="float">
            <text:p>97.3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onv2.weight</text:p>
          </table:table-cell>
          <table:table-cell office:value-type="float" office:value="307200" calcext:value-type="float">
            <text:p>307200</text:p>
          </table:table-cell>
          <table:table-cell office:value-type="float" office:value="6205" calcext:value-type="float">
            <text:p>6205</text:p>
          </table:table-cell>
          <table:table-cell table:style-name="ce6" table:formula="of:=[.C44]/[.B44]*100" office:value-type="float" office:value="2.01985677083333" calcext:value-type="float">
            <text:p>2.02</text:p>
          </table:table-cell>
          <table:table-cell table:style-name="ce6" table:formula="of:=[.F19]*100" office:value-type="float" office:value="0.727424959709911" calcext:value-type="float">
            <text:p>0.73</text:p>
          </table:table-cell>
          <table:table-cell table:style-name="ce6" table:formula="of:=[.G19]*100" office:value-type="float" office:value="3.36529260676873" calcext:value-type="float">
            <text:p>3.37</text:p>
          </table:table-cell>
          <table:table-cell table:style-name="ce6" table:formula="of:=[.H19]*100" office:value-type="float" office:value="0.246147260273973" calcext:value-type="float">
            <text:p>0.25</text:p>
          </table:table-cell>
          <table:table-cell table:style-name="ce6" table:formula="of:=[.I19]*100" office:value-type="float" office:value="0.254960717163578" calcext:value-type="float">
            <text:p>0.25</text:p>
          </table:table-cell>
          <table:table-cell table:style-name="ce6" table:formula="of:=[.J19]*100" office:value-type="float" office:value="0.359651994359388" calcext:value-type="float">
            <text:p>0.36</text:p>
          </table:table-cell>
          <table:table-cell table:style-name="ce6" table:formula="of:=[.K19]*100" office:value-type="float" office:value="95.0465224617244" calcext:value-type="float">
            <text:p>95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lif1.spike</text:p>
          </table:table-cell>
          <table:table-cell office:value-type="float" office:value="75264" calcext:value-type="float">
            <text:p>75264</text:p>
          </table:table-cell>
          <table:table-cell office:value-type="float" office:value="1507" calcext:value-type="float">
            <text:p>1507</text:p>
          </table:table-cell>
          <table:table-cell table:style-name="ce6" table:formula="of:=[.C45]/[.B45]*100" office:value-type="float" office:value="2.00228528911565" calcext:value-type="float">
            <text:p>2.00</text:p>
          </table:table-cell>
          <table:table-cell table:style-name="ce6" table:formula="of:=[.F20]*100" office:value-type="float" office:value="1.58816149635037" calcext:value-type="float">
            <text:p>1.59</text:p>
          </table:table-cell>
          <table:table-cell table:style-name="ce6" table:formula="of:=[.G20]*100" office:value-type="float" office:value="7.06339167219642" calcext:value-type="float">
            <text:p>7.06</text:p>
          </table:table-cell>
          <table:table-cell table:style-name="ce6" table:formula="of:=[.H20]*100" office:value-type="float" office:value="0.511415477770405" calcext:value-type="float">
            <text:p>0.51</text:p>
          </table:table-cell>
          <table:table-cell table:style-name="ce6" table:formula="of:=[.I20]*100" office:value-type="float" office:value="0.477718563370936" calcext:value-type="float">
            <text:p>0.48</text:p>
          </table:table-cell>
          <table:table-cell table:style-name="ce6" table:formula="of:=[.J20]*100" office:value-type="float" office:value="0.694674850696749" calcext:value-type="float">
            <text:p>0.69</text:p>
          </table:table-cell>
          <table:table-cell table:style-name="ce6" table:formula="of:=[.K20]*100" office:value-type="float" office:value="89.6646379396151" calcext:value-type="float">
            <text:p>89.6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lif1.potential</text:p>
          </table:table-cell>
          <table:table-cell office:value-type="float" office:value="75264" calcext:value-type="float">
            <text:p>75264</text:p>
          </table:table-cell>
          <table:table-cell office:value-type="float" office:value="1461" calcext:value-type="float">
            <text:p>1461</text:p>
          </table:table-cell>
          <table:table-cell table:style-name="ce6" table:formula="of:=[.C46]/[.B46]*100" office:value-type="float" office:value="1.94116709183673" calcext:value-type="float">
            <text:p>1.94</text:p>
          </table:table-cell>
          <table:table-cell table:style-name="ce6" table:formula="of:=[.F21]*100" office:value-type="float" office:value="1.4395106091718" calcext:value-type="float">
            <text:p>1.44</text:p>
          </table:table-cell>
          <table:table-cell table:style-name="ce6" table:formula="of:=[.G21]*100" office:value-type="float" office:value="7.33043506160164" calcext:value-type="float">
            <text:p>7.33</text:p>
          </table:table-cell>
          <table:table-cell table:style-name="ce6" table:formula="of:=[.H21]*100" office:value-type="float" office:value="0.524843856947296" calcext:value-type="float">
            <text:p>0.52</text:p>
          </table:table-cell>
          <table:table-cell table:style-name="ce6" table:formula="of:=[.I21]*100" office:value-type="float" office:value="0.498107032854209" calcext:value-type="float">
            <text:p>0.50</text:p>
          </table:table-cell>
          <table:table-cell table:style-name="ce6" table:formula="of:=[.J21]*100" office:value-type="float" office:value="0.710130047912389" calcext:value-type="float">
            <text:p>0.71</text:p>
          </table:table-cell>
          <table:table-cell table:style-name="ce6" table:formula="of:=[.K21]*100" office:value-type="float" office:value="89.4969733915127" calcext:value-type="float">
            <text:p>89.5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onv1.weight</text:p>
          </table:table-cell>
          <table:table-cell office:value-type="float" office:value="19200" calcext:value-type="float">
            <text:p>19200</text:p>
          </table:table-cell>
          <table:table-cell office:value-type="float" office:value="381" calcext:value-type="float">
            <text:p>381</text:p>
          </table:table-cell>
          <table:table-cell table:style-name="ce6" table:formula="of:=[.C47]/[.B47]*100" office:value-type="float" office:value="1.984375" calcext:value-type="float">
            <text:p>1.98</text:p>
          </table:table-cell>
          <table:table-cell table:style-name="ce6" table:formula="of:=[.F22]*100" office:value-type="float" office:value="1.69578412073491" calcext:value-type="float">
            <text:p>1.70</text:p>
          </table:table-cell>
          <table:table-cell table:style-name="ce6" table:formula="of:=[.G22]*100" office:value-type="float" office:value="23.041748687664" calcext:value-type="float">
            <text:p>23.04</text:p>
          </table:table-cell>
          <table:table-cell table:style-name="ce6" table:formula="of:=[.H22]*100" office:value-type="float" office:value="1.75114829396325" calcext:value-type="float">
            <text:p>1.75</text:p>
          </table:table-cell>
          <table:table-cell table:style-name="ce6" table:formula="of:=[.I22]*100" office:value-type="float" office:value="1.61068733595801" calcext:value-type="float">
            <text:p>1.61</text:p>
          </table:table-cell>
          <table:table-cell table:style-name="ce6" table:formula="of:=[.J22]*100" office:value-type="float" office:value="2.11921751968504" calcext:value-type="float">
            <text:p>2.12</text:p>
          </table:table-cell>
          <table:table-cell table:style-name="ce6" table:formula="of:=[.K22]*100" office:value-type="float" office:value="69.7814140419948" calcext:value-type="float">
            <text:p>69.7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lif1.threshold</text:p>
          </table:table-cell>
          <table:table-cell office:value-type="float" office:value="448" calcext:value-type="float">
            <text:p>448</text:p>
          </table:table-cell>
          <table:table-cell office:value-type="float" office:value="9" calcext:value-type="float">
            <text:p>9</text:p>
          </table:table-cell>
          <table:table-cell table:style-name="ce6" table:formula="of:=[.C48]/[.B48]*100" office:value-type="float" office:value="2.00892857142857" calcext:value-type="float">
            <text:p>2.01</text:p>
          </table:table-cell>
          <table:table-cell table:style-name="ce6" table:formula="of:=[.F23]*100" office:value-type="float" office:value="4.90451388888889" calcext:value-type="float">
            <text:p>4.90</text:p>
          </table:table-cell>
          <table:table-cell table:style-name="ce6" table:formula="of:=[.G23]*100" office:value-type="float" office:value="22.0486111111111" calcext:value-type="float">
            <text:p>22.05</text:p>
          </table:table-cell>
          <table:table-cell table:style-name="ce6" table:formula="of:=[.H23]*100" office:value-type="float" office:value="1.82291666666667" calcext:value-type="float">
            <text:p>1.82</text:p>
          </table:table-cell>
          <table:table-cell table:style-name="ce6" table:formula="of:=[.I23]*100" office:value-type="float" office:value="2.734375" calcext:value-type="float">
            <text:p>2.73</text:p>
          </table:table-cell>
          <table:table-cell table:style-name="ce6" table:formula="of:=[.J23]*100" office:value-type="float" office:value="4.38368055555556" calcext:value-type="float">
            <text:p>4.38</text:p>
          </table:table-cell>
          <table:table-cell table:style-name="ce6" table:formula="of:=[.K23]*100" office:value-type="float" office:value="64.1059027777778" calcext:value-type="float">
            <text:p>64.1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lif2.potential</text:p>
          </table:table-cell>
          <table:table-cell office:value-type="float" office:value="25600" calcext:value-type="float">
            <text:p>25600</text:p>
          </table:table-cell>
          <table:table-cell office:value-type="float" office:value="489" calcext:value-type="float">
            <text:p>489</text:p>
          </table:table-cell>
          <table:table-cell table:style-name="ce6" table:formula="of:=[.C49]/[.B49]*100" office:value-type="float" office:value="1.91015625" calcext:value-type="float">
            <text:p>1.91</text:p>
          </table:table-cell>
          <table:table-cell table:style-name="ce6" table:formula="of:=[.F24]*100" office:value-type="float" office:value="0.881901840490798" calcext:value-type="float">
            <text:p>0.88</text:p>
          </table:table-cell>
          <table:table-cell table:style-name="ce6" table:formula="of:=[.G24]*100" office:value-type="float" office:value="5.04537321063395" calcext:value-type="float">
            <text:p>5.05</text:p>
          </table:table-cell>
          <table:table-cell table:style-name="ce6" table:formula="of:=[.H24]*100" office:value-type="float" office:value="0.563171012269939" calcext:value-type="float">
            <text:p>0.56</text:p>
          </table:table-cell>
          <table:table-cell table:style-name="ce6" table:formula="of:=[.I24]*100" office:value-type="float" office:value="0.57355572597137" calcext:value-type="float">
            <text:p>0.57</text:p>
          </table:table-cell>
          <table:table-cell table:style-name="ce6" table:formula="of:=[.J24]*100" office:value-type="float" office:value="0.874712423312884" calcext:value-type="float">
            <text:p>0.87</text:p>
          </table:table-cell>
          <table:table-cell table:style-name="ce6" table:formula="of:=[.K24]*100" office:value-type="float" office:value="92.0612857873211" calcext:value-type="float">
            <text:p>92.0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lif1.beta</text:p>
          </table:table-cell>
          <table:table-cell office:value-type="float" office:value="448" calcext:value-type="float">
            <text:p>448</text:p>
          </table:table-cell>
          <table:table-cell office:value-type="float" office:value="7" calcext:value-type="float">
            <text:p>7</text:p>
          </table:table-cell>
          <table:table-cell table:style-name="ce6" table:formula="of:=[.C50]/[.B50]*100" office:value-type="float" office:value="1.5625" calcext:value-type="float">
            <text:p>1.56</text:p>
          </table:table-cell>
          <table:table-cell table:style-name="ce6" table:formula="of:=[.F25]*100" office:value-type="float" office:value="1.953125" calcext:value-type="float">
            <text:p>1.95</text:p>
          </table:table-cell>
          <table:table-cell table:style-name="ce6" table:formula="of:=[.G25]*100" office:value-type="float" office:value="25.9486607142857" calcext:value-type="float">
            <text:p>25.95</text:p>
          </table:table-cell>
          <table:table-cell table:style-name="ce6" table:formula="of:=[.H25]*100" office:value-type="float" office:value="1.78571428571429" calcext:value-type="float">
            <text:p>1.79</text:p>
          </table:table-cell>
          <table:table-cell table:style-name="ce6" table:formula="of:=[.I25]*100" office:value-type="float" office:value="2.06473214285714" calcext:value-type="float">
            <text:p>2.06</text:p>
          </table:table-cell>
          <table:table-cell table:style-name="ce6" table:formula="of:=[.J25]*100" office:value-type="float" office:value="2.12053571428571" calcext:value-type="float">
            <text:p>2.12</text:p>
          </table:table-cell>
          <table:table-cell table:style-name="ce6" table:formula="of:=[.K25]*100" office:value-type="float" office:value="66.1272321428571" calcext:value-type="float">
            <text:p>66.1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lif3.potential</text:p>
          </table:table-cell>
          <table:table-cell office:value-type="float" office:value="352" calcext:value-type="float">
            <text:p>352</text:p>
          </table:table-cell>
          <table:table-cell office:value-type="float" office:value="8" calcext:value-type="float">
            <text:p>8</text:p>
          </table:table-cell>
          <table:table-cell table:style-name="ce6" table:formula="of:=[.C51]/[.B51]*100" office:value-type="float" office:value="2.27272727272727" calcext:value-type="float">
            <text:p>2.27</text:p>
          </table:table-cell>
          <table:table-cell table:style-name="ce6" table:formula="of:=[.F26]*100" office:value-type="float" office:value="14.2578125" calcext:value-type="float">
            <text:p>14.26</text:p>
          </table:table-cell>
          <table:table-cell table:style-name="ce6" table:formula="of:=[.G26]*100" office:value-type="float" office:value="62.939453125" calcext:value-type="float">
            <text:p>62.94</text:p>
          </table:table-cell>
          <table:table-cell table:style-name="ce6" table:formula="of:=[.H26]*100" office:value-type="float" office:value="0.78125" calcext:value-type="float">
            <text:p>0.78</text:p>
          </table:table-cell>
          <table:table-cell table:style-name="ce6" table:formula="of:=[.I26]*100" office:value-type="float" office:value="0.9765625" calcext:value-type="float">
            <text:p>0.98</text:p>
          </table:table-cell>
          <table:table-cell table:style-name="ce6" table:formula="of:=[.J26]*100" office:value-type="float" office:value="1.318359375" calcext:value-type="float">
            <text:p>1.32</text:p>
          </table:table-cell>
          <table:table-cell table:style-name="ce6" table:formula="of:=[.K26]*100" office:value-type="float" office:value="18.408203125" calcext:value-type="float">
            <text:p>18.4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onv1.bias</text:p>
          </table:table-cell>
          <table:table-cell office:value-type="float" office:value="384" calcext:value-type="float">
            <text:p>384</text:p>
          </table:table-cell>
          <table:table-cell office:value-type="float" office:value="11" calcext:value-type="float">
            <text:p>11</text:p>
          </table:table-cell>
          <table:table-cell table:style-name="ce6" table:formula="of:=[.C52]/[.B52]*100" office:value-type="float" office:value="2.86458333333333" calcext:value-type="float">
            <text:p>2.86</text:p>
          </table:table-cell>
          <table:table-cell table:style-name="ce6" table:formula="of:=[.F27]*100" office:value-type="float" office:value="1.45596590909091" calcext:value-type="float">
            <text:p>1.46</text:p>
          </table:table-cell>
          <table:table-cell table:style-name="ce6" table:formula="of:=[.G27]*100" office:value-type="float" office:value="13.4588068181818" calcext:value-type="float">
            <text:p>13.46</text:p>
          </table:table-cell>
          <table:table-cell table:style-name="ce6" table:formula="of:=[.H27]*100" office:value-type="float" office:value="1.38494318181818" calcext:value-type="float">
            <text:p>1.38</text:p>
          </table:table-cell>
          <table:table-cell table:style-name="ce6" table:formula="of:=[.I27]*100" office:value-type="float" office:value="1.49147727272727" calcext:value-type="float">
            <text:p>1.49</text:p>
          </table:table-cell>
          <table:table-cell table:style-name="ce6" table:formula="of:=[.J27]*100" office:value-type="float" office:value="1.66903409090909" calcext:value-type="float">
            <text:p>1.67</text:p>
          </table:table-cell>
          <table:table-cell table:style-name="ce6" table:formula="of:=[.K27]*100" office:value-type="float" office:value="80.5397727272727" calcext:value-type="float">
            <text:p>80.5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onv2.bias</text:p>
          </table:table-cell>
          <table:table-cell office:value-type="float" office:value="1024" calcext:value-type="float">
            <text:p>1024</text:p>
          </table:table-cell>
          <table:table-cell office:value-type="float" office:value="13" calcext:value-type="float">
            <text:p>13</text:p>
          </table:table-cell>
          <table:table-cell table:style-name="ce6" table:formula="of:=[.C53]/[.B53]*100" office:value-type="float" office:value="1.26953125" calcext:value-type="float">
            <text:p>1.27</text:p>
          </table:table-cell>
          <table:table-cell table:style-name="ce6" table:formula="of:=[.F28]*100" office:value-type="float" office:value="5.40865384615385" calcext:value-type="float">
            <text:p>5.41</text:p>
          </table:table-cell>
          <table:table-cell table:style-name="ce6" table:formula="of:=[.G28]*100" office:value-type="float" office:value="4.20673076923077" calcext:value-type="float">
            <text:p>4.21</text:p>
          </table:table-cell>
          <table:table-cell table:style-name="ce6" table:formula="of:=[.H28]*100" office:value-type="float" office:value="0.330528846153846" calcext:value-type="float">
            <text:p>0.33</text:p>
          </table:table-cell>
          <table:table-cell table:style-name="ce6" table:formula="of:=[.I28]*100" office:value-type="float" office:value="0.661057692307692" calcext:value-type="float">
            <text:p>0.66</text:p>
          </table:table-cell>
          <table:table-cell table:style-name="ce6" table:formula="of:=[.J28]*100" office:value-type="float" office:value="0.721153846153846" calcext:value-type="float">
            <text:p>0.72</text:p>
          </table:table-cell>
          <table:table-cell table:style-name="ce6" table:formula="of:=[.K28]*100" office:value-type="float" office:value="88.671875" calcext:value-type="float">
            <text:p>88.6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lif3.spike</text:p>
          </table:table-cell>
          <table:table-cell office:value-type="float" office:value="352" calcext:value-type="float">
            <text:p>352</text:p>
          </table:table-cell>
          <table:table-cell office:value-type="float" office:value="8" calcext:value-type="float">
            <text:p>8</text:p>
          </table:table-cell>
          <table:table-cell table:style-name="ce6" table:formula="of:=[.C54]/[.B54]*100" office:value-type="float" office:value="2.27272727272727" calcext:value-type="float">
            <text:p>2.27</text:p>
          </table:table-cell>
          <table:table-cell table:style-name="ce6" table:formula="of:=[.F29]*100" office:value-type="float" office:value="4.19921875" calcext:value-type="float">
            <text:p>4.20</text:p>
          </table:table-cell>
          <table:table-cell table:style-name="ce6" table:formula="of:=[.G29]*100" office:value-type="float" office:value="62.79296875" calcext:value-type="float">
            <text:p>62.79</text:p>
          </table:table-cell>
          <table:table-cell table:style-name="ce6" table:formula="of:=[.H29]*100" office:value-type="float" office:value="0.29296875" calcext:value-type="float">
            <text:p>0.29</text:p>
          </table:table-cell>
          <table:table-cell table:style-name="ce6" table:formula="of:=[.I29]*100" office:value-type="float" office:value="1.220703125" calcext:value-type="float">
            <text:p>1.22</text:p>
          </table:table-cell>
          <table:table-cell table:style-name="ce6" table:formula="of:=[.J29]*100" office:value-type="float" office:value="0.5859375" calcext:value-type="float">
            <text:p>0.59</text:p>
          </table:table-cell>
          <table:table-cell table:style-name="ce6" table:formula="of:=[.K29]*100" office:value-type="float" office:value="30.908203125" calcext:value-type="float">
            <text:p>30.9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c1.bias</text:p>
          </table:table-cell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table:style-name="ce6" table:formula="of:=[.C55]/[.B55]*100" office:value-type="float" office:value="1.42045454545455" calcext:value-type="float">
            <text:p>1.42</text:p>
          </table:table-cell>
          <table:table-cell table:style-name="ce6" table:formula="of:=[.F30]*100" office:value-type="float" office:value="0" calcext:value-type="float">
            <text:p>0.00</text:p>
          </table:table-cell>
          <table:table-cell table:style-name="ce6" table:formula="of:=[.G30]*100" office:value-type="float" office:value="0.546875" calcext:value-type="float">
            <text:p>0.55</text:p>
          </table:table-cell>
          <table:table-cell table:style-name="ce6" table:formula="of:=[.H30]*100" office:value-type="float" office:value="0" calcext:value-type="float">
            <text:p>0.00</text:p>
          </table:table-cell>
          <table:table-cell table:style-name="ce6" table:formula="of:=[.I30]*100" office:value-type="float" office:value="0.078125" calcext:value-type="float">
            <text:p>0.08</text:p>
          </table:table-cell>
          <table:table-cell table:style-name="ce6" table:formula="of:=[.J30]*100" office:value-type="float" office:value="0.078125" calcext:value-type="float">
            <text:p>0.08</text:p>
          </table:table-cell>
          <table:table-cell table:style-name="ce6" table:formula="of:=[.K30]*100" office:value-type="float" office:value="99.296875" calcext:value-type="float">
            <text:p>99.3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lif2.threshold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style-name="ce6" table:formula="of:=[.C56]/[.B56]*100" office:value-type="float" office:value="2.5" calcext:value-type="float">
            <text:p>2.50</text:p>
          </table:table-cell>
          <table:table-cell table:style-name="ce6" table:formula="of:=[.F31]*100" office:value-type="float" office:value="15.8203125" calcext:value-type="float">
            <text:p>15.82</text:p>
          </table:table-cell>
          <table:table-cell table:style-name="ce6" table:formula="of:=[.G31]*100" office:value-type="float" office:value="22.265625" calcext:value-type="float">
            <text:p>22.27</text:p>
          </table:table-cell>
          <table:table-cell table:style-name="ce6" table:formula="of:=[.H31]*100" office:value-type="float" office:value="2.5390625" calcext:value-type="float">
            <text:p>2.54</text:p>
          </table:table-cell>
          <table:table-cell table:style-name="ce6" table:formula="of:=[.I31]*100" office:value-type="float" office:value="2.05078125" calcext:value-type="float">
            <text:p>2.05</text:p>
          </table:table-cell>
          <table:table-cell table:style-name="ce6" table:formula="of:=[.J31]*100" office:value-type="float" office:value="5.56640625" calcext:value-type="float">
            <text:p>5.57</text:p>
          </table:table-cell>
          <table:table-cell table:style-name="ce6" table:formula="of:=[.K31]*100" office:value-type="float" office:value="51.7578125" calcext:value-type="float">
            <text:p>51.7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lif3.threshold</text:p>
          </table:table-cell>
          <table:table-cell office:value-type="float" office:value="352" calcext:value-type="float">
            <text:p>352</text:p>
          </table:table-cell>
          <table:table-cell office:value-type="float" office:value="4" calcext:value-type="float">
            <text:p>4</text:p>
          </table:table-cell>
          <table:table-cell table:style-name="ce6" table:formula="of:=[.C57]/[.B57]*100" office:value-type="float" office:value="1.13636363636364" calcext:value-type="float">
            <text:p>1.14</text:p>
          </table:table-cell>
          <table:table-cell table:style-name="ce6" table:formula="of:=[.F32]*100" office:value-type="float" office:value="90.52734375" calcext:value-type="float">
            <text:p>90.53</text:p>
          </table:table-cell>
          <table:table-cell table:style-name="ce6" table:formula="of:=[.G32]*100" office:value-type="float" office:value="4.1015625" calcext:value-type="float">
            <text:p>4.10</text:p>
          </table:table-cell>
          <table:table-cell table:style-name="ce6" table:formula="of:=[.H32]*100" office:value-type="float" office:value="1.3671875" calcext:value-type="float">
            <text:p>1.37</text:p>
          </table:table-cell>
          <table:table-cell table:style-name="ce6" table:formula="of:=[.I32]*100" office:value-type="float" office:value="1.85546875" calcext:value-type="float">
            <text:p>1.86</text:p>
          </table:table-cell>
          <table:table-cell table:style-name="ce6" table:formula="of:=[.J32]*100" office:value-type="float" office:value="2.1484375" calcext:value-type="float">
            <text:p>2.15</text:p>
          </table:table-cell>
          <table:table-cell table:style-name="ce6" table:formula="of:=[.K32]*100" office:value-type="float" office:value="0" calcext:value-type="float">
            <text:p>0.0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lif3.beta</text:p>
          </table:table-cell>
          <table:table-cell office:value-type="float" office:value="352" calcext:value-type="float">
            <text:p>352</text:p>
          </table:table-cell>
          <table:table-cell office:value-type="float" office:value="3" calcext:value-type="float">
            <text:p>3</text:p>
          </table:table-cell>
          <table:table-cell table:style-name="ce6" table:formula="of:=[.C58]/[.B58]*100" office:value-type="float" office:value="0.852272727272727" calcext:value-type="float">
            <text:p>0.85</text:p>
          </table:table-cell>
          <table:table-cell table:style-name="ce6" table:formula="of:=[.F33]*100" office:value-type="float" office:value="6.11979166666667" calcext:value-type="float">
            <text:p>6.12</text:p>
          </table:table-cell>
          <table:table-cell table:style-name="ce6" table:formula="of:=[.G33]*100" office:value-type="float" office:value="52.6041666666667" calcext:value-type="float">
            <text:p>52.60</text:p>
          </table:table-cell>
          <table:table-cell table:style-name="ce6" table:formula="of:=[.H33]*100" office:value-type="float" office:value="2.99479166666667" calcext:value-type="float">
            <text:p>2.99</text:p>
          </table:table-cell>
          <table:table-cell table:style-name="ce6" table:formula="of:=[.I33]*100" office:value-type="float" office:value="2.60416666666667" calcext:value-type="float">
            <text:p>2.60</text:p>
          </table:table-cell>
          <table:table-cell table:style-name="ce6" table:formula="of:=[.J33]*100" office:value-type="float" office:value="2.86458333333333" calcext:value-type="float">
            <text:p>2.86</text:p>
          </table:table-cell>
          <table:table-cell table:style-name="ce6" table:formula="of:=[.K33]*100" office:value-type="float" office:value="32.8125" calcext:value-type="float">
            <text:p>32.8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lif2.beta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style-name="ce6" table:formula="of:=[.C59]/[.B59]*100" office:value-type="float" office:value="3.125" calcext:value-type="float">
            <text:p>3.13</text:p>
          </table:table-cell>
          <table:table-cell table:style-name="ce6" table:formula="of:=[.F34]*100" office:value-type="float" office:value="1.484375" calcext:value-type="float">
            <text:p>1.48</text:p>
          </table:table-cell>
          <table:table-cell table:style-name="ce6" table:formula="of:=[.G34]*100" office:value-type="float" office:value="15.15625" calcext:value-type="float">
            <text:p>15.16</text:p>
          </table:table-cell>
          <table:table-cell table:style-name="ce6" table:formula="of:=[.H34]*100" office:value-type="float" office:value="1.25" calcext:value-type="float">
            <text:p>1.25</text:p>
          </table:table-cell>
          <table:table-cell table:style-name="ce6" table:formula="of:=[.I34]*100" office:value-type="float" office:value="1.71875" calcext:value-type="float">
            <text:p>1.72</text:p>
          </table:table-cell>
          <table:table-cell table:style-name="ce6" table:formula="of:=[.J34]*100" office:value-type="float" office:value="1.796875" calcext:value-type="float">
            <text:p>1.80</text:p>
          </table:table-cell>
          <table:table-cell table:style-name="ce6" table:formula="of:=[.K34]*100" office:value-type="float" office:value="78.59375" calcext:value-type="float">
            <text:p>78.59</text:p>
          </table:table-cell>
          <table:table-cell table:number-columns-repeated="29"/>
        </table:table-row>
        <table:table-row table:style-name="ro1" table:number-rows-repeated="11">
          <table:table-cell table:number-columns-repeated="39"/>
        </table:table-row>
        <table:table-row table:style-name="ro1">
          <table:table-cell table:style-name="ce3" office:value-type="string" calcext:value-type="string" table:number-columns-spanned="1" table:number-rows-spanned="2">
            <text:p>Layer</text:p>
            <text:p>Name</text:p>
          </table:table-cell>
          <table:table-cell table:style-name="ce3" office:value-type="string" calcext:value-type="string" table:number-columns-spanned="1" table:number-rows-spanned="2">
            <text:p>Layer</text:p>
            <text:p>Type </text:p>
          </table:table-cell>
          <table:table-cell table:style-name="ce3" office:value-type="string" calcext:value-type="string" table:number-columns-spanned="1" table:number-rows-spanned="2">
            <text:p>Parameter</text:p>
          </table:table-cell>
          <table:table-cell table:style-name="ce1"/>
          <table:table-cell table:style-name="ce3" office:value-type="string" calcext:value-type="string" table:number-columns-spanned="1" table:number-rows-spanned="2">
            <text:p>n</text:p>
          </table:table-cell>
          <table:table-cell table:style-name="ce3" office:value-type="string" calcext:value-type="string" table:number-columns-spanned="2" table:number-rows-spanned="1">
            <text:p>SDC 1</text:p>
          </table:table-cell>
          <table:covered-table-cell/>
          <table:table-cell table:style-name="ce2"/>
          <table:table-cell table:style-name="ce3" office:value-type="string" calcext:value-type="string" table:number-columns-spanned="2" table:number-rows-spanned="1">
            <text:p>SDC 0-5%</text:p>
          </table:table-cell>
          <table:covered-table-cell/>
          <table:table-cell table:style-name="ce2"/>
          <table:table-cell table:style-name="ce3" office:value-type="string" calcext:value-type="string" table:number-columns-spanned="2" table:number-rows-spanned="1">
            <text:p>SDC 5-10%</text:p>
          </table:table-cell>
          <table:covered-table-cell/>
          <table:table-cell table:style-name="ce2"/>
          <table:table-cell table:style-name="ce3" office:value-type="string" calcext:value-type="string" table:number-columns-spanned="2" table:number-rows-spanned="1">
            <text:p>SDC 10-20%</text:p>
          </table:table-cell>
          <table:covered-table-cell/>
          <table:table-cell table:style-name="ce2"/>
          <table:table-cell table:style-name="ce3" office:value-type="string" calcext:value-type="string" table:number-columns-spanned="2" table:number-rows-spanned="1">
            <text:p>SDC 20%</text:p>
          </table:table-cell>
          <table:covered-table-cell/>
          <table:table-cell table:style-name="ce2"/>
          <table:table-cell table:style-name="ce3" office:value-type="string" calcext:value-type="string" table:number-columns-spanned="2" table:number-rows-spanned="1">
            <text:p>Masked</text:p>
          </table:table-cell>
          <table:covered-table-cell/>
          <table:table-cell table:style-name="ce2"/>
          <table:table-cell table:number-columns-repeated="16"/>
        </table:table-row>
        <table:table-row table:style-name="ro1">
          <table:covered-table-cell table:number-columns-repeated="3"/>
          <table:table-cell/>
          <table:covered-table-cell/>
          <table:table-cell table:style-name="ce2" table:number-columns-repeated="4"/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+/-e%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+/-e%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+/-e%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+/-e%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+/-e%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+/-e%</text:p>
          </table:table-cell>
          <table:table-cell table:number-columns-repeated="18"/>
        </table:table-row>
        <table:table-row table:style-name="ro2">
          <table:table-cell table:style-name="ce1" office:value-type="string" calcext:value-type="string">
            <text:p>Conv1</text:p>
          </table:table-cell>
          <table:table-cell table:style-name="ce1" office:value-type="string" calcext:value-type="string">
            <text:p>Convolutional</text:p>
          </table:table-cell>
          <table:table-cell table:style-name="ce1" office:value-type="string" calcext:value-type="string">
            <text:p>Weight</text:p>
          </table:table-cell>
          <table:table-cell table:style-name="ce1"/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1.69" calcext:value-type="float">
            <text:p>1.69</text:p>
          </table:table-cell>
          <table:table-cell table:style-name="ce1" office:value-type="float" office:value="1.68" calcext:value-type="float">
            <text:p>1.68</text:p>
          </table:table-cell>
          <table:table-cell table:style-name="ce1" office:value-type="float" office:value="23.04" calcext:value-type="float">
            <text:p>23.04</text:p>
          </table:table-cell>
          <table:table-cell table:style-name="ce1" office:value-type="float" office:value="5.51" calcext:value-type="float">
            <text:p>5.51</text:p>
          </table:table-cell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1.71" calcext:value-type="float">
            <text:p>1.71</text:p>
          </table:table-cell>
          <table:table-cell table:style-name="ce1" office:value-type="float" office:value="1.61" calcext:value-type="float">
            <text:p>1.61</text:p>
          </table:table-cell>
          <table:table-cell table:style-name="ce1" office:value-type="float" office:value="1.64" calcext:value-type="float">
            <text:p>1.64</text:p>
          </table:table-cell>
          <table:table-cell table:style-name="ce1" office:value-type="float" office:value="2.11" calcext:value-type="float">
            <text:p>2.11</text:p>
          </table:table-cell>
          <table:table-cell table:style-name="ce1" office:value-type="float" office:value="1.88" calcext:value-type="float">
            <text:p>1.88</text:p>
          </table:table-cell>
          <table:table-cell table:style-name="ce1" office:value-type="float" office:value="69.78" calcext:value-type="float">
            <text:p>69.7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2"/>
        </table:table-row>
        <table:table-row table:style-name="ro2">
          <table:table-cell table:style-name="ce1" office:value-type="string" calcext:value-type="string">
            <text:p>Conv1</text:p>
          </table:table-cell>
          <table:table-cell table:style-name="ce1" office:value-type="string" calcext:value-type="string">
            <text:p>Convolutional</text:p>
          </table:table-cell>
          <table:table-cell table:style-name="ce2" table:number-columns-repeated="15"/>
          <table:table-cell table:number-columns-repeated="22"/>
        </table:table-row>
        <table:table-row table:style-name="ro1">
          <table:table-cell table:style-name="ce1" office:value-type="string" calcext:value-type="string">
            <text:p>lif1</text:p>
          </table:table-cell>
          <table:table-cell table:style-name="ce1" office:value-type="string" calcext:value-type="string">
            <text:p>Leaky</text:p>
          </table:table-cell>
          <table:table-cell table:style-name="ce2" table:number-columns-repeated="15"/>
          <table:table-cell table:number-columns-repeated="22"/>
        </table:table-row>
        <table:table-row table:style-name="ro2">
          <table:table-cell table:style-name="ce1" office:value-type="string" calcext:value-type="string">
            <text:p>conv2</text:p>
          </table:table-cell>
          <table:table-cell table:style-name="ce1" office:value-type="string" calcext:value-type="string">
            <text:p>Convolutional</text:p>
          </table:table-cell>
          <table:table-cell table:style-name="ce2" table:number-columns-repeated="15"/>
          <table:table-cell table:number-columns-repeated="22"/>
        </table:table-row>
        <table:table-row table:style-name="ro1">
          <table:table-cell table:style-name="ce1" office:value-type="string" calcext:value-type="string">
            <text:p>lif2</text:p>
          </table:table-cell>
          <table:table-cell table:style-name="ce1" office:value-type="string" calcext:value-type="string">
            <text:p>Leaky</text:p>
          </table:table-cell>
          <table:table-cell table:style-name="ce2" table:number-columns-repeated="15"/>
          <table:table-cell table:number-columns-repeated="22"/>
        </table:table-row>
        <table:table-row table:style-name="ro2">
          <table:table-cell table:style-name="ce1" office:value-type="string" calcext:value-type="string">
            <text:p>fc1</text:p>
          </table:table-cell>
          <table:table-cell table:style-name="ce1" office:value-type="string" calcext:value-type="string">
            <text:p>Fully Connected</text:p>
          </table:table-cell>
          <table:table-cell table:style-name="ce2" table:number-columns-repeated="15"/>
          <table:table-cell table:number-columns-repeated="22"/>
        </table:table-row>
        <table:table-row table:style-name="ro1">
          <table:table-cell table:style-name="ce1" office:value-type="string" calcext:value-type="string">
            <text:p>lif3</text:p>
          </table:table-cell>
          <table:table-cell table:style-name="ce1" office:value-type="string" calcext:value-type="string">
            <text:p>Leaky</text:p>
          </table:table-cell>
          <table:table-cell table:style-name="ce2" table:number-columns-repeated="15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21:12:35.163613480</meta:creation-date>
    <dc:date>2024-03-19T18:50:16.487080458</dc:date>
    <meta:editing-duration>PT9H22M51S</meta:editing-duration>
    <meta:editing-cycles>10</meta:editing-cycles>
    <meta:generator>LibreOffice/7.3.7.2$Linux_X86_64 LibreOffice_project/30$Build-2</meta:generator>
    <meta:document-statistic meta:table-count="1" meta:cell-count="665" meta:object-count="0"/>
  </office:meta>
</office:document-meta>
</file>